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3.4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5cm" fo:min-width="1.1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35cm" fo:min-width="1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1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5cm" fo:min-width="1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05cm" fo:min-width="1.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3.9cm" svg:height="1cm" svg:x="1cm" svg:y="1cm">
            <text:p text:style-name="P1">Acto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8cm" svg:y1="2cm" svg:x2="2.8cm" svg:y2="19.6cm">
            <text:p/>
          </draw:line>
        </draw:g>
        <draw:g>
          <draw:custom-shape draw:style-name="gr1" draw:text-style-name="P1" draw:layer="layout" svg:width="3.9cm" svg:height="1cm" svg:x="14.9cm" svg:y="1cm">
            <text:p text:style-name="P1">Welt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7cm" svg:y1="2cm" svg:x2="16.7cm" svg:y2="19.6cm">
            <text:p/>
          </draw:line>
        </draw:g>
        <draw:g>
          <draw:custom-shape draw:style-name="gr1" draw:text-style-name="P1" draw:layer="layout" svg:width="3.9cm" svg:height="1cm" svg:x="8cm" svg:y="1cm">
            <text:p text:style-name="P1">NextTaste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8cm" svg:y1="2cm" svg:x2="9.8cm" svg:y2="19.6cm">
            <text:p/>
          </draw:line>
        </draw:g>
        <draw:g>
          <draw:custom-shape draw:style-name="gr1" draw:text-style-name="P1" draw:layer="layout" svg:width="3.9cm" svg:height="1cm" svg:x="20.5cm" svg:y="1cm">
            <text:p text:style-name="P1">bodenDurchsichtig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2.3cm" svg:y1="2cm" svg:x2="22.3cm" svg:y2="19.6cm">
            <text:p/>
          </draw:line>
        </draw:g>
        <draw:g>
          <draw:custom-shape draw:style-name="gr3" draw:text-style-name="P3" draw:layer="layout" svg:width="1.6cm" svg:height="6.7cm" svg:x="2cm" svg:y="2.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3.7cm" svg:y1="3.3cm" svg:x2="8.8cm" svg:y2="3.3cm">
            <text:p text:style-name="P1">(taste „nachstes Level“ drücken)</text:p>
          </draw:line>
          <draw:line draw:style-name="gr5" draw:text-style-name="P2" draw:layer="layout" svg:x1="8.9cm" svg:y1="8.9cm" svg:x2="3.6cm" svg:y2="8.9cm">
            <text:p/>
          </draw:line>
        </draw:g>
        <draw:custom-shape draw:style-name="gr6" draw:text-style-name="P3" draw:layer="layout" svg:width="1.6cm" svg:height="5.6cm" svg:x="8.9cm" svg:y="3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cm" svg:y1="3.818cm" svg:x2="15.7cm" svg:y2="3.818cm">
          <text:p text:style-name="P1">gegnerLoeschen()</text:p>
        </draw:line>
        <draw:g>
          <draw:custom-shape draw:style-name="gr7" draw:text-style-name="P3" draw:layer="layout" svg:width="1.6cm" svg:height="1.8cm" svg:x="21.7cm" svg:y="3.9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3" draw:layer="layout" svg:width="1.6cm" svg:height="2cm" svg:x="15.8cm" svg:y="3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5cm" svg:y1="3.949cm" svg:x2="21.7cm" svg:y2="4cm">
          <text:p text:style-name="P1">setGeschwindigkeit(2)</text:p>
        </draw:line>
        <draw:line draw:style-name="gr5" draw:text-style-name="P2" draw:layer="layout" svg:x1="21.7cm" svg:y1="5.6cm" svg:x2="17.4cm" svg:y2="5.621cm">
          <text:p/>
        </draw:line>
        <draw:line draw:style-name="gr9" draw:text-style-name="P2" draw:layer="layout" svg:x1="15.7cm" svg:y1="5.8cm" svg:x2="10.5cm" svg:y2="5.8cm">
          <text:p/>
        </draw:line>
        <draw:custom-shape draw:style-name="gr10" draw:text-style-name="P3" draw:layer="layout" svg:width="1.6cm" svg:height="2.3cm" svg:x="15.8cm" svg:y="6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5cm" svg:y1="6.7cm" svg:x2="27.1cm" svg:y2="6.7cm">
          <text:p text:style-name="P1">setLevel()</text:p>
        </draw:line>
        <draw:line draw:style-name="gr5" draw:text-style-name="P2" draw:layer="layout" svg:x1="27cm" svg:y1="8.4cm" svg:x2="17.5cm" svg:y2="8.4cm">
          <text:p/>
        </draw:line>
        <draw:line draw:style-name="gr11" draw:text-style-name="P2" draw:layer="layout" svg:x1="10.5cm" svg:y1="6.7cm" svg:x2="15.8cm" svg:y2="6.7cm">
          <text:p text:style-name="P1">next()</text:p>
        </draw:line>
        <draw:line draw:style-name="gr11" draw:text-style-name="P2" draw:layer="layout" svg:x1="15.9cm" svg:y1="8.7cm" svg:x2="10.6cm" svg:y2="8.7cm">
          <text:p text:style-name="P1"/>
        </draw:line>
        <draw:g>
          <draw:custom-shape draw:style-name="gr1" draw:text-style-name="P1" draw:layer="layout" svg:width="3.9cm" svg:height="1cm" svg:x="26.1cm" svg:y="1cm">
            <text:p text:style-name="P1">menue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7.9cm" svg:y1="2cm" svg:x2="27.9cm" svg:y2="19.6cm">
            <text:p/>
          </draw:line>
        </draw:g>
        <draw:g>
          <draw:custom-shape draw:style-name="gr7" draw:text-style-name="P3" draw:layer="layout" svg:width="1.6cm" svg:height="1.8cm" svg:x="27.1cm" svg:y="6.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18:21.295000000</meta:creation-date>
    <meta:generator>LibreOffice/5.1.6.2$Linux_X86_64 LibreOffice_project/10m0$Build-2</meta:generator>
    <dc:date>2018-07-02T15:01:13.950425248</dc:date>
    <meta:editing-duration>PT22M47S</meta:editing-duration>
    <meta:editing-cycles>7</meta:editing-cycles>
    <meta:document-statistic meta:object-count="54"/>
  </office:meta>
</office:document-meta>
</file>